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4pt" fo:font-weight="normal" officeooo:rsid="000ec7d6" officeooo:paragraph-rsid="0001f6ed" style:font-weight-asian="normal" style:font-weight-complex="normal"/>
    </style:style>
    <style:style style:name="P2" style:family="paragraph" style:parent-style-name="Text_20_body">
      <style:text-properties fo:font-size="14pt" fo:font-weight="normal" officeooo:rsid="000de482" officeooo:paragraph-rsid="0001f6ed" style:font-weight-asian="normal" style:font-weight-complex="normal"/>
    </style:style>
    <style:style style:name="P3" style:family="paragraph" style:parent-style-name="Text_20_body">
      <style:text-properties fo:font-size="14pt" fo:font-weight="normal" officeooo:rsid="000d3370" officeooo:paragraph-rsid="0005ee7b" style:font-weight-asian="normal" style:font-weight-complex="normal"/>
    </style:style>
    <style:style style:name="P4" style:family="paragraph" style:parent-style-name="Text_20_body">
      <style:text-properties fo:font-size="14pt" fo:font-weight="normal" officeooo:rsid="000d0845" officeooo:paragraph-rsid="0005ee7b" style:font-weight-asian="normal" style:font-weight-complex="normal"/>
    </style:style>
    <style:style style:name="P5" style:family="paragraph" style:parent-style-name="Text_20_body">
      <style:text-properties fo:font-size="12pt" fo:font-weight="normal" officeooo:rsid="0006e8ea" officeooo:paragraph-rsid="0001f6ed" style:font-size-asian="12pt" style:font-weight-asian="normal" style:font-size-complex="12pt" style:font-weight-complex="normal"/>
    </style:style>
    <style:style style:name="T1" style:family="text">
      <style:text-properties officeooo:rsid="000d084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99716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Der Preis des Stellplatzes beinhaltet: </text:span><text:span text:style-name="Strong_20_Emphasis"><text:span text:style-name="T1">2 Personen,</text:span></text:span> Stellplatz Camper/ Wohnwagen/ <text:s text:c="5"/>Zelt, <text:span text:style-name="T1">4A </text:span>Strom, Warmwasser bei Sanitaeranlage, ein Autostellplatz.</text:p>
      <text:p text:style-name="P2"><text:span text:style-name="T2">Kurtaxe</text:span>:<text:span text:style-name="T3"> nicht beinhaltet (Euro </text:span><text:span text:style-name="T4">1.</text:span><text:span text:style-name="T3"> pro Person und pro Nacht,nur für die ersten 10 Tagen.</text:span></text:p>
      <text:p text:style-name="P5">Kinder unter 14 Jahren sind ausgeschlossen. ) </text:p>
      <text:p text:style-name="P1"><text:span text:style-name="Strong_20_Emphasis">Abreise:</text:span> unabhängig von der Ankunft wird bei einer Abreise nach <text:span text:style-name="Strong_20_Emphasis">11.00 Uhr</text:span> eine weitere Nacht in Rechnung gestellt.</text:p>
      <text:p text:style-name="P4">Piazzola relax</text:p>
      <text:p text:style-name="P4">Piazzola Panorama</text:p>
      <text:p text:style-name="P4">Piazzola Aqua</text:p>
      <text:p text:style-name="P4">Adulto extra</text:p>
      <text:p text:style-name="P4">Bambino Extra</text:p>
      <text:p text:style-name="P4">cane</text:p>
      <text:p text:style-name="P4">ospite giornaliero</text:p>
      <text:p text:style-name="P4">Extra: </text:p>
      <text:p text:style-name="P4">- 2° auto, Boot, Kleines Zelt außerhalb des Stellplatzes pro Tag euro 5.</text:p>
      <text:p text:style-name="P3">- Stellplatz ohne Personen euro 10. pro Tag, (moeglich nur in Nebensaison)</text:p>
      <text:p text:style-name="P3"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20:02:38.899616066</meta:creation-date>
    <dc:date>2016-11-17T02:10:01.640701905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98" meta:character-count="645" meta:non-whitespace-character-count="555"/>
  </office:meta>
</office:document-meta>
</file>